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cmath <text:s/># For complex square roots</text:p>
      <text:p text:style-name="Normal"/>
      <text:p text:style-name="Normal">Def find_roots(a, b, c):</text:p>
      <text:p text:style-name="Normal"><text:s text:c="4"/>Discriminant = b**2 – 4*a*c</text:p>
      <text:p text:style-name="Normal"><text:s text:c="4"/></text:p>
      <text:p text:style-name="Normal"><text:s text:c="2"/></text:p>
      <text:p text:style-name="Normal"><text:s text:c="4"/>Root1 = (-b + cmath.sqrt(discriminant)) / (2 * a)</text:p>
      <text:p text:style-name="Normal"><text:s text:c="4"/>Root2 = (-b – cmath.sqrt(discriminant)) / (2 * a)</text:p>
      <text:p text:style-name="Normal"><text:s text:c="4"/></text:p>
      <text:p text:style-name="Normal"><text:s text:c="4"/>Return root1, root2</text:p>
      <text:p text:style-name="Normal"/>
      <text:p text:style-name="Normal"/>
      <text:p text:style-name="Normal">A = float(input(“Enter coefficient a: “))</text:p>
      <text:p text:style-name="Normal">B = float(input(“Enter coefficient b: “))</text:p>
      <text:p text:style-name="Normal">C = float(input(“Enter coefficient c: “))</text:p>
      <text:p text:style-name="Normal"/>
      <text:p text:style-name="Normal">Root1, root2 = find_roots(a, b, c)</text:p>
      <text:p text:style-name="Normal"/>
      <text:p text:style-name="Normal">Print(f”The roots of the quadratic equation are: {root1} and {root2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4:11:00Z</meta:creation-date>
    <dc:date>2025-01-25T14:11:00Z</dc:date>
    <meta:template xlink:href="Normal.dotm" xlink:type="simple"/>
    <meta:editing-cycles>3</meta:editing-cycles>
    <meta:editing-duration>PT120S</meta:editing-duration>
    <meta:document-statistic meta:page-count="1" meta:paragraph-count="1" meta:word-count="71" meta:character-count="480" meta:row-count="3" meta:non-whitespace-character-count="410"/>
  </office:meta>
</office:document-meta>
</file>